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0ghv" svg:font-family="30ghv"/>
    <style:font-face style:name="53uuk" svg:font-family="53uuk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94mm"/>
    </style:style>
    <style:style style:name="co3" style:family="table-column">
      <style:table-column-properties fo:break-before="auto" style:column-width="109.47mm"/>
    </style:style>
    <style:style style:name="co4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53uuk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53uuk" style:font-size-asian="10pt" style:language-asian="none" style:country-asian="none" style:font-style-asian="normal" style:font-weight-asian="normal" style:font-name-complex="53uuk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30ghv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30ghv" style:font-size-asian="10pt" style:language-asian="none" style:country-asian="none" style:font-style-asian="normal" style:font-weight-asian="normal" style:font-name-complex="30ghv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at Mi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</text:p>
          </table:table-cell>
        </table:table-row>
      </table:table>
      <table:table table:name="Golf PHEV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 (permanent 12V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ck drive +. <text:s/>Drive to 12v to close lock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ock Drive – Drive to 12v to open lo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Lock feedback. 1K fully locked ur unlocked. 11K in travel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ock feedback. 1K fully locked ur unlocked. 11K in travel.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ontrol Pilot (CP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lug Present (PP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emperature sender for charging socket. 1067R at approx 15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Temperature sender for charging socket. 1067R at approx 15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 (Ground)</text:p>
          </table:table-cell>
        </table:table-row>
      </table:table>
      <table:table table:name="EGolf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0ghv" svg:font-family="30ghv"/>
    <style:font-face style:name="53uuk" svg:font-family="53uuk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13:45:21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4:22:47.281000000</meta:creation-date>
    <dc:date>2022-10-29T15:26:29.764000000</dc:date>
    <meta:editing-duration>PT1H24M42S</meta:editing-duration>
    <meta:editing-cycles>10</meta:editing-cycles>
    <meta:generator>LibreOffice/6.1.0.3$Windows_X86_64 LibreOffice_project/efb621ed25068d70781dc026f7e9c5187a4decd1</meta:generator>
    <meta:document-statistic meta:table-count="3" meta:cell-count="228" meta:object-count="0"/>
  </office:meta>
</office:document-meta>
</file>